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B80000070850EC4407.png" manifest:media-type="image/png"/>
  <manifest:file-entry manifest:full-path="Pictures/1000E1790000635200003BA264257D9F.svg" manifest:media-type="image/svg+xml"/>
  <manifest:file-entry manifest:full-path="Pictures/10000001000000FC00000057207CB8D8.png" manifest:media-type="image/png"/>
  <manifest:file-entry manifest:full-path="Pictures/1000BE930000635200003BA2A8B99DBF.svg" manifest:media-type="image/svg+xml"/>
  <manifest:file-entry manifest:full-path="Pictures/10000001000003910000022461645A89.png" manifest:media-type="image/png"/>
  <manifest:file-entry manifest:full-path="Pictures/100000010000039100000224DCCE29CC.png" manifest:media-type="image/png"/>
  <manifest:file-entry manifest:full-path="Pictures/10000001000004C800000198C91A536A.png" manifest:media-type="image/png"/>
  <manifest:file-entry manifest:full-path="Pictures/1000EAA70000B2B200003BA20136E65D.svg" manifest:media-type="image/svg+xml"/>
  <manifest:file-entry manifest:full-path="Pictures/1000E8170000635200003BA2648695CE.svg" manifest:media-type="image/svg+xml"/>
  <manifest:file-entry manifest:full-path="Pictures/100000010000039100000224931D39DB.png" manifest:media-type="image/png"/>
  <manifest:file-entry manifest:full-path="Pictures/1000F26D0000B2B200003BA236FB5252.svg" manifest:media-type="image/svg+xml"/>
  <manifest:file-entry manifest:full-path="Pictures/10000001000004C80000019874EA791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05cm" fo:min-width="18.85cm" fo:padding-top="0cm" fo:padding-bottom="0cm" fo:padding-left="0cm" fo:padding-right="0cm" fo:wrap-option="wrap" loext:decorative="false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24cm" fo:min-width="20.111cm" fo:padding-top="0cm" fo:padding-bottom="0cm" fo:padding-left="0cm" fo:padding-right="0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1.2999992370605pt" fo:letter-spacing="normal" fo:language="de" fo:country="DE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4pt" style:font-size-asian="14pt" style:font-size-complex="14pt" fo:hyphenate="false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onderseite_20_für_20_große_20_Grafiken" presentation:presentation-page-layout-name="AL1T0">
        <draw:g draw:name="Gruppieren 3" draw:style-name="gr1">
          <draw:custom-shape draw:name="Textfeld 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2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4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345cm" svg:height="12.215cm" svg:x="3.81cm" svg:y="1.27cm">
          <draw:image xlink:href="Pictures/1000BE930000635200003BA2A8B99DBF.svg" xlink:type="simple" xlink:show="embed" xlink:actuate="onLoad" draw:mime-type="image/svg+xml">
            <text:p/>
          </draw:image>
          <draw:image xlink:href="Pictures/10000001000003910000022461645A89.png" xlink:type="simple" xlink:show="embed" xlink:actuate="onLoad" draw:mime-type="image/png"/>
        </draw:frame>
        <presentation:notes draw:style-name="dp2">
          <draw:page-thumbnail draw:name="Folienbildplatzhalter 1" draw:style-name="gr6" draw:layer="layout" svg:width="18.665cm" svg:height="11.136cm" svg:x="1.166cm" svg:y="2.227cm" draw:page-number="1" presentation:class="page"/>
          <draw:frame draw:name="Notizenplatzhalter 2" presentation:style-name="pr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2" presentation:style-name="pr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Sonderseite_20_für_20_große_20_Grafiken">
        <draw:g draw:name="Gruppieren 1" draw:style-name="gr1">
          <draw:custom-shape draw:name="Textfeld 5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3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6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8.365cm" svg:height="11.026cm" svg:x="3.81cm" svg:y="1.27cm">
          <draw:image xlink:href="Pictures/1000E1790000635200003BA264257D9F.svg" xlink:type="simple" xlink:show="embed" xlink:actuate="onLoad" draw:mime-type="image/svg+xml">
            <text:p/>
          </draw:image>
          <draw:image xlink:href="Pictures/100000010000039100000224DCCE29CC.png" xlink:type="simple" xlink:show="embed" xlink:actuate="onLoad" draw:mime-type="image/png"/>
        </draw:frame>
        <presentation:notes draw:style-name="dp2">
          <draw:page-thumbnail draw:name="Folienbildplatzhalter 2" draw:style-name="gr6" draw:layer="layout" svg:width="18.665cm" svg:height="11.136cm" svg:x="1.166cm" svg:y="2.227cm" draw:page-number="2" presentation:class="page"/>
          <draw:frame draw:name="Notizenplatzhalter 3" presentation:style-name="pr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3" draw:style-name="dp1" draw:master-page-name="Sonderseite_20_für_20_große_20_Grafiken">
        <draw:g draw:name="Gruppieren 2" draw:style-name="gr1">
          <draw:custom-shape draw:name="Textfeld 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4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7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4.189cm" svg:height="8.071cm" svg:x="1.846cm" svg:y="2.724cm">
          <draw:image xlink:href="Pictures/1000EAA70000B2B200003BA20136E65D.svg" xlink:type="simple" xlink:show="embed" xlink:actuate="onLoad" draw:mime-type="image/svg+xml">
            <text:p/>
          </draw:image>
          <draw:image xlink:href="Pictures/10000001000004C800000198C91A536A.png" xlink:type="simple" xlink:show="embed" xlink:actuate="onLoad" draw:mime-type="image/png"/>
        </draw:frame>
        <presentation:notes draw:style-name="dp2">
          <draw:page-thumbnail draw:name="Folienbildplatzhalter 3" draw:style-name="gr6" draw:layer="layout" svg:width="18.665cm" svg:height="11.136cm" svg:x="1.166cm" svg:y="2.227cm" draw:page-number="3" presentation:class="page"/>
          <draw:frame draw:name="Notizenplatzhalter 4" presentation:style-name="pr5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4" presentation:style-name="pr6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Sonderseite_20_für_20_große_20_Grafiken">
        <draw:g draw:name="Gruppieren 4" draw:style-name="gr1">
          <draw:custom-shape draw:name="Textfeld 8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5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9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0.319cm" svg:height="12.191cm" svg:x="3.811cm" svg:y="1.144cm">
          <draw:image xlink:href="Pictures/1000000100000BB80000070850EC4407.png" xlink:type="simple" xlink:show="embed" xlink:actuate="onLoad" draw:mime-type="image/png">
            <text:p/>
          </draw:image>
        </draw:frame>
        <presentation:notes draw:style-name="dp2">
          <draw:page-thumbnail draw:name="Folienbildplatzhalter 4" draw:style-name="gr6" draw:layer="layout" svg:width="18.665cm" svg:height="11.136cm" svg:x="1.166cm" svg:y="2.227cm" draw:page-number="4" presentation:class="page"/>
          <draw:frame draw:name="Notizenplatzhalter 5" presentation:style-name="pr7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5" presentation:style-name="pr8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5" draw:style-name="dp1" draw:master-page-name="Sonderseite_20_für_20_große_20_Grafiken">
        <draw:g draw:name="Gruppieren 5" draw:style-name="gr1">
          <draw:custom-shape draw:name="Textfeld 10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6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1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0.137cm" svg:height="12.09cm" svg:x="3.175cm" svg:y="1.27cm">
          <draw:image xlink:href="Pictures/1000E8170000635200003BA2648695CE.svg" xlink:type="simple" xlink:show="embed" xlink:actuate="onLoad" draw:mime-type="image/svg+xml">
            <text:p/>
          </draw:image>
          <draw:image xlink:href="Pictures/100000010000039100000224931D39DB.png" xlink:type="simple" xlink:show="embed" xlink:actuate="onLoad" draw:mime-type="image/png"/>
        </draw:frame>
        <presentation:notes draw:style-name="dp1">
          <draw:page-thumbnail draw:name="Folienbildplatzhalter 5" draw:style-name="gr6" draw:layer="layout" svg:width="18.665cm" svg:height="11.136cm" svg:x="1.166cm" svg:y="2.227cm" draw:page-number="5" presentation:class="page"/>
          <draw:frame draw:name="Notizenplatzhalter 6" presentation:style-name="pr9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6" presentation:style-name="pr10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6" draw:style-name="dp1" draw:master-page-name="Sonderseite_20_für_20_große_20_Grafiken">
        <draw:g draw:name="Gruppieren 6" draw:style-name="gr1">
          <draw:custom-shape draw:name="Textfeld 1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7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3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6.094cm" svg:height="8.706cm" svg:x="1.27cm" svg:y="2.089cm">
          <draw:image xlink:href="Pictures/1000F26D0000B2B200003BA236FB5252.svg" xlink:type="simple" xlink:show="embed" xlink:actuate="onLoad" draw:mime-type="image/svg+xml">
            <text:p/>
          </draw:image>
          <draw:image xlink:href="Pictures/10000001000004C80000019874EA7917.png" xlink:type="simple" xlink:show="embed" xlink:actuate="onLoad" draw:mime-type="image/png"/>
        </draw:frame>
        <presentation:notes draw:style-name="dp1">
          <draw:page-thumbnail draw:name="Folienbildplatzhalter 6" draw:style-name="gr6" draw:layer="layout" svg:width="18.665cm" svg:height="11.136cm" svg:x="1.166cm" svg:y="2.227cm" draw:page-number="6" presentation:class="page"/>
          <draw:frame draw:name="Notizenplatzhalter 7" presentation:style-name="pr1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7" presentation:style-name="pr1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7" draw:style-name="dp1" draw:master-page-name="Sonderseite_20_für_20_große_20_Grafiken">
        <draw:g draw:name="Gruppieren 7" draw:style-name="gr1">
          <draw:custom-shape draw:name="Textfeld 14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8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5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7" draw:style-name="gr6" draw:layer="layout" svg:width="18.665cm" svg:height="11.136cm" svg:x="1.166cm" svg:y="2.227cm" draw:page-number="7" presentation:class="page"/>
          <draw:frame draw:name="Notizenplatzhalter 8" presentation:style-name="pr1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8" presentation:style-name="pr1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background" style:display-name="Sonderseite für große Grafiken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-backgroundobjects" style:display-name="Sonderseite für große Grafik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-notes" style:display-name="Sonderseite für große Grafik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outline1" style:display-name="Sonderseite für große Grafiken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-outline1" style:display-name="Sonderseite für große Grafik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nderseite_20_für_20_große_20_Grafiken-outline2" style:display-name="Sonderseite für große Grafiken-outline2" style:family="presentation" style:parent-style-name="Sonderseite_20_für_20_große_20_Grafiken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3" style:display-name="Sonderseite für große Grafiken-outline3" style:family="presentation" style:parent-style-name="Sonderseite_20_für_20_große_20_Grafiken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4" style:display-name="Sonderseite für große Grafiken-outline4" style:family="presentation" style:parent-style-name="Sonderseite_20_für_20_große_20_Grafiken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5" style:display-name="Sonderseite für große Grafiken-outline5" style:family="presentation" style:parent-style-name="Sonderseite_20_für_20_große_20_Grafike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6" style:display-name="Sonderseite für große Grafiken-outline6" style:family="presentation" style:parent-style-name="Sonderseite_20_für_20_große_20_Grafike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7" style:display-name="Sonderseite für große Grafiken-outline7" style:family="presentation" style:parent-style-name="Sonderseite_20_für_20_große_20_Grafike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8" style:display-name="Sonderseite für große Grafiken-outline8" style:family="presentation" style:parent-style-name="Sonderseite_20_für_20_große_20_Grafike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9" style:display-name="Sonderseite für große Grafiken-outline9" style:family="presentation" style:parent-style-name="Sonderseite_20_für_20_große_20_Grafike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subtitle" style:display-name="Sonderseite für große Grafiken-subtitle" style:family="presentation">
      <style:graphic-properties draw:stroke="none" draw:fill="none" draw:textarea-vertical-align="middle">
        <text:list-style style:name="Sonderseite_20_für_20_große_20_Grafiken-subtitle" style:display-name="Sonderseite für große Grafik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title" style:display-name="Sonderseite für große Grafiken-title" style:family="presentation">
      <style:graphic-properties draw:stroke="none" draw:fill="none" draw:textarea-vertical-align="middle" style:writing-mode="lr-tb">
        <text:list-style style:name="Sonderseite_20_für_20_große_20_Grafiken-title" style:display-name="Sonderseite für große Grafik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3999996185303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2.48cm" fo:min-width="27.5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derseite_20_für_20_große_20_Grafik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onderseite_20_für_20_große_20_Grafik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seite_20_für_20_große_20_Grafiken" style:display-name="Sonderseite für große Grafiken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-title" draw:layer="backgroundobjects" svg:width="112.838cm" svg:height="0.045cm" svg:x="0.001cm" svg:y="2.638cm" presentation:class="page"/>
        <draw:frame presentation:style-name="Sonderseite_20_für_20_große_20_Grafiken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4T21:21:45.363000000</meta:creation-date>
    <dc:date>2024-07-18T10:27:48.735000000</dc:date>
    <meta:editing-duration>PT22M16S</meta:editing-duration>
    <meta:editing-cycles>3</meta:editing-cycles>
    <meta:generator>LibreOffice/24.2.2.2$Windows_X86_64 LibreOffice_project/d56cc158d8a96260b836f100ef4b4ef25d6f1a01</meta:generator>
    <meta:document-statistic meta:object-count="86"/>
  </office:meta>
</office:document-meta>
</file>